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paragraph-properties fo:break-before="pag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HTML, il n'existe pas de balise dédiée spécifiquement à l'affichage des fichiers PDF. Cependant, vous pouvez intégrer un fichier PDF dans une page web en utilisant plusieurs approches, notamment avec les balises <text:span text:style-name="Strong_20_Emphasis"><text:span text:style-name="Source_20_Text">&lt;embed&gt;</text:span></text:span>, <text:span text:style-name="Strong_20_Emphasis"><text:span text:style-name="Source_20_Text">&lt;iframe&gt;</text:span></text:span>, ou en utilisant des bibliothèques JavaScript comme PDF.js pour un contrôle plus avancé.</text:p>
      <text:h text:style-name="Heading_20_3" text:outline-level="3">1. <text:span text:style-name="Strong_20_Emphasis">Utilisation de la balise </text:span><text:span text:style-name="Strong_20_Emphasis"><text:span text:style-name="Source_20_Text">&lt;embed&gt;</text:span></text:span></text:h>
      <text:p text:style-name="Text_20_body">Cette balise permet d'intégrer directement le PDF dans la page.</text:p>
      <text:p text:style-name="P1"><text:span text:style-name="Source_20_Text">&lt;embed src="fichier.pdf" type="application/pdf" width="100%" height="600px"&gt;</text:span></text:p>
      <text:h text:style-name="Heading_20_3" text:outline-level="3">2. <text:span text:style-name="Strong_20_Emphasis">Utilisation de la balise </text:span><text:span text:style-name="Strong_20_Emphasis"><text:span text:style-name="Source_20_Text">&lt;iframe&gt;</text:span></text:span></text:h>
      <text:p text:style-name="Text_20_body">Elle fonctionne de manière similaire mais est plus générique :</text:p>
      <text:p text:style-name="P1"><text:span text:style-name="Source_20_Text">&lt;iframe src="fichier.pdf" width="100%" height="600px"&gt;&lt;/iframe&gt;</text:span></text:p>
      <text:h text:style-name="Heading_20_3" text:outline-level="3">3. <text:span text:style-name="Strong_20_Emphasis">Lien pour téléchargement ou affichage dans une autre fenêtre</text:span></text:h>
      <text:p text:style-name="Text_20_body">Si vous préférez permettre aux utilisateurs de télécharger ou d'ouvrir le fichier dans un autre onglet :</text:p>
      <text:p text:style-name="P1"><text:span text:style-name="Source_20_Text">&lt;a href="fichier.pdf" target="_blank"&gt;Télécharger ou ouvrir le PDF&lt;/a&gt;</text:span></text:p>
      <text:h text:style-name="Heading_20_3" text:outline-level="3">4. <text:span text:style-name="Strong_20_Emphasis">Bibliothèque PDF.js (si plus d'interactivité est nécessaire)</text:span></text:h>
      <text:p text:style-name="Text_20_body">Pour une expérience utilisateur améliorée, comme le zoom ou la navigation dans les pages, vous pouvez utiliser <text:a xlink:type="simple" xlink:href="https://mozilla.github.io/pdf.js/" text:style-name="Internet_20_link" text:visited-style-name="Visited_20_Internet_20_Link">PDF.js</text:a>, développé par Mozilla. Voici un exemple d'intégration simple :</text:p>
      <text:p text:style-name="Preformatted_20_Text"><text:span text:style-name="Source_20_Text">&lt;div id="viewer" style="width: 100%; height: 600px;"&gt;&lt;/div&gt;</text:span></text:p>
      <text:p text:style-name="Preformatted_20_Text"><text:span text:style-name="Source_20_Text">&lt;script src="https://mozilla.github.io/pdf.js/build/pdf.js"&gt;&lt;/script&gt;</text:span></text:p>
      <text:p text:style-name="Preformatted_20_Text"><text:span text:style-name="Source_20_Text">&lt;script&gt;</text:span></text:p>
      <text:p text:style-name="Preformatted_20_Text"><text:span text:style-name="Source_20_Text"><text:s text:c="4"/>const url = 'fichier.pdf'; // Chemin vers votre fichier PDF</text:span></text:p>
      <text:p text:style-name="Preformatted_20_Text"><text:span text:style-name="Source_20_Text"><text:s text:c="4"/>const pdfjsLib = window['pdfjs-dist/build/pdf'];</text:span></text:p>
      <text:p text:style-name="Preformatted_20_Text"/>
      <text:p text:style-name="Preformatted_20_Text"><text:span text:style-name="Source_20_Text"><text:s text:c="4"/>// Charger le PDF</text:span></text:p>
      <text:p text:style-name="Preformatted_20_Text"><text:span text:style-name="Source_20_Text"><text:s text:c="4"/>pdfjsLib.getDocument(url).promise.then(pdf =&gt; {</text:span></text:p>
      <text:p text:style-name="Preformatted_20_Text"><text:span text:style-name="Source_20_Text"><text:s text:c="8"/>pdf.getPage(1).then(page =&gt; {</text:span></text:p>
      <text:p text:style-name="Preformatted_20_Text"><text:span text:style-name="Source_20_Text"><text:s text:c="12"/>const scale = 1.5;</text:span></text:p>
      <text:p text:style-name="Preformatted_20_Text"><text:span text:style-name="Source_20_Text"><text:s text:c="12"/>const viewport = page.getViewport({ scale });</text:span></text:p>
      <text:p text:style-name="Preformatted_20_Text"><text:span text:style-name="Source_20_Text"><text:s text:c="12"/>const canvas = document.createElement('canvas');</text:span></text:p>
      <text:p text:style-name="Preformatted_20_Text"><text:span text:style-name="Source_20_Text"><text:s text:c="12"/>const context = canvas.getContext('2d');</text:span></text:p>
      <text:p text:style-name="Preformatted_20_Text"/>
      <text:p text:style-name="Preformatted_20_Text"><text:span text:style-name="Source_20_Text"><text:s text:c="12"/>canvas.height = viewport.height;</text:span></text:p>
      <text:p text:style-name="Preformatted_20_Text"><text:span text:style-name="Source_20_Text"><text:s text:c="12"/>canvas.width = viewport.width;</text:span></text:p>
      <text:p text:style-name="Preformatted_20_Text"/>
      <text:p text:style-name="Preformatted_20_Text"><text:span text:style-name="Source_20_Text"><text:s text:c="12"/>document.getElementById('viewer').appendChild(canvas);</text:span></text:p>
      <text:p text:style-name="Preformatted_20_Text"><text:span text:style-name="Source_20_Text"><text:s text:c="12"/>page.render({ canvasContext: context, viewport });</text:span></text:p>
      <text:p text:style-name="Preformatted_20_Text"><text:span text:style-name="Source_20_Text"><text:s text:c="8"/>});</text:span></text:p>
      <text:p text:style-name="Preformatted_20_Text"><text:span text:style-name="Source_20_Text"><text:s text:c="4"/>});</text:span></text:p>
      <text:p text:style-name="P1"><text:span text:style-name="Source_20_Text">&lt;/script&gt;</text:span></text:p>
      <text:h text:style-name="Heading_20_3" text:outline-level="3">Quelle méthode utiliser ?</text:h>
      <text:list text:style-name="L4">
        <text:list-item>
          <text:p text:style-name="P10"><text:span text:style-name="Strong_20_Emphasis"><text:span text:style-name="Source_20_Text">&lt;embed&gt;</text:span></text:span><text:span text:style-name="Strong_20_Emphasis"> ou </text:span><text:span text:style-name="Strong_20_Emphasis"><text:span text:style-name="Source_20_Text">&lt;iframe&gt;</text:span></text:span> : Simple et rapide, mais limité. </text:p>
        </text:list-item>
        <text:list-item>
          <text:p text:style-name="P10"><text:span text:style-name="Strong_20_Emphasis">Lien direct</text:span> : Pratique pour téléchargement. </text:p>
        </text:list-item>
        <text:list-item>
          <text:p text:style-name="P9"><text:span text:style-name="Strong_20_Emphasis">PDF.js</text:span> : Idéal si vous avez besoin d'un affichage interactif dans votre site. </text:p>
        </text:list-item>
      </text:list>
      <text:p text:style-name="Text_20_body"><text:soft-page-break/></text:p>
      <text:p text:style-name="P8">Si vos fichiers PDF sont stockés dans une base de données, vous devez d'abord les extraire via votre backend (serveur) avant de les afficher sur une page web. Voici un guide étape par étape pour gérer ce cas :</text:p>
      <text:p text:style-name="Horizontal_20_Line"/>
      <text:h text:style-name="Heading_20_3" text:outline-level="3"><text:span text:style-name="Strong_20_Emphasis">Étape 1 : Stockage des PDFs dans la base de données</text:span></text:h>
      <text:p text:style-name="Text_20_body">Les fichiers PDF sont souvent stockés sous forme de <text:span text:style-name="Strong_20_Emphasis">BLOB (Binary Large Object)</text:span> ou d'un chemin d'accès si vous stockez uniquement leur emplacement sur le serveur.</text:p>
      <text:list text:style-name="L1">
        <text:list-item>
          <text:p text:style-name="P3"><text:span text:style-name="Strong_20_Emphasis">BLOB</text:span> : Vous enregistrez le contenu binaire du PDF dans la base de données. </text:p>
        </text:list-item>
        <text:list-item>
          <text:p text:style-name="P2"><text:span text:style-name="Strong_20_Emphasis">Chemin d'accès</text:span> : Vous enregistrez le fichier sur le disque (ex. : <text:span text:style-name="Source_20_Text">/uploads/fichier.pdf</text:span>) et stockez uniquement l'URL ou le chemin dans la base de données. </text:p>
        </text:list-item>
      </text:list>
      <text:p text:style-name="Horizontal_20_Line"/>
      <text:h text:style-name="Heading_20_3" text:outline-level="3"><text:span text:style-name="Strong_20_Emphasis">Étape 2 : Récupérer le PDF depuis la base de données</text:span></text:h>
      <text:p text:style-name="Text_20_body">Vous avez besoin d'un backend pour extraire les fichiers PDF. Voici des exemples dans plusieurs langages populaires.</text:p>
      <text:h text:style-name="Heading_20_4" text:outline-level="4">Exemple en PHP (avec MySQL)</text:h>
      <text:p text:style-name="Text_20_body">Si le PDF est stocké en BLOB :</text:p>
      <text:p text:style-name="Preformatted_20_Text"><text:span text:style-name="Source_20_Text">&lt;?php</text:span></text:p>
      <text:p text:style-name="Preformatted_20_Text"><text:span text:style-name="Source_20_Text">$conn = new mysqli("localhost", "username", "password", "database");</text:span></text:p>
      <text:p text:style-name="Preformatted_20_Text"/>
      <text:p text:style-name="Preformatted_20_Text"><text:span text:style-name="Source_20_Text">// Récupération du fichier PDF</text:span></text:p>
      <text:p text:style-name="Preformatted_20_Text"><text:span text:style-name="Source_20_Text">$id = $_GET['id']; // ID du PDF</text:span></text:p>
      <text:p text:style-name="Preformatted_20_Text"><text:span text:style-name="Source_20_Text">$query = $conn-&gt;prepare("SELECT pdf_file, mime_type FROM pdf_table WHERE id = ?");</text:span></text:p>
      <text:p text:style-name="Preformatted_20_Text"><text:span text:style-name="Source_20_Text">$query-&gt;bind_param("i", $id);</text:span></text:p>
      <text:p text:style-name="Preformatted_20_Text"><text:span text:style-name="Source_20_Text">$query-&gt;execute();</text:span></text:p>
      <text:p text:style-name="Preformatted_20_Text"><text:span text:style-name="Source_20_Text">$query-&gt;bind_result($pdfData, $mimeType);</text:span></text:p>
      <text:p text:style-name="Preformatted_20_Text"/>
      <text:p text:style-name="Preformatted_20_Text"><text:span text:style-name="Source_20_Text">if ($query-&gt;fetch()) {</text:span></text:p>
      <text:p text:style-name="Preformatted_20_Text"><text:span text:style-name="Source_20_Text"><text:s text:c="4"/>header("Content-Type: " . $mimeType);</text:span></text:p>
      <text:p text:style-name="Preformatted_20_Text"><text:span text:style-name="Source_20_Text"><text:s text:c="4"/>echo $pdfData; // Envoi du fichier au navigateur</text:span></text:p>
      <text:p text:style-name="Preformatted_20_Text"><text:span text:style-name="Source_20_Text">} else {</text:span></text:p>
      <text:p text:style-name="Preformatted_20_Text"><text:span text:style-name="Source_20_Text"><text:s text:c="4"/>echo "Fichier introuvable.";</text:span></text:p>
      <text:p text:style-name="Preformatted_20_Text"><text:span text:style-name="Source_20_Text">}</text:span></text:p>
      <text:p text:style-name="P1"><text:span text:style-name="Source_20_Text">?&gt;</text:span></text:p>
      <text:p text:style-name="Text_20_body">Ici, vous envoyez directement le contenu du PDF au navigateur.</text:p>
      <text:p text:style-name="Horizontal_20_Line"/>
      <text:h text:style-name="Heading_20_3" text:outline-level="3"><text:span text:style-name="Strong_20_Emphasis">Étape 3 : Affichage côté client</text:span></text:h>
      <text:p text:style-name="Text_20_body">Une fois que votre serveur est configuré pour fournir les fichiers PDF, utilisez une balise comme <text:span text:style-name="Strong_20_Emphasis"><text:span text:style-name="Source_20_Text">&lt;embed&gt;</text:span></text:span> ou <text:span text:style-name="Strong_20_Emphasis"><text:span text:style-name="Source_20_Text">&lt;iframe&gt;</text:span></text:span> pour afficher le fichier. Par exemple :</text:p>
      <text:p text:style-name="P1"><text:span text:style-name="Source_20_Text">&lt;iframe src="get_pdf.php?id=1" width="100%" height="600px"&gt;&lt;/iframe&gt;</text:span></text:p>
      <text:p text:style-name="Text_20_body">Ou utilisez un lien pour téléchargement :</text:p>
      <text:p text:style-name="P1"><text:soft-page-break/><text:span text:style-name="Source_20_Text">&lt;a href="get_pdf.php?id=1" target="_blank"&gt;Télécharger le PDF&lt;/a&gt;</text:span></text:p>
      <text:p text:style-name="Horizontal_20_Line"/>
      <text:h text:style-name="Heading_20_3" text:outline-level="3"><text:span text:style-name="Strong_20_Emphasis">Si vous stockez le chemin d'accès dans la base de données</text:span></text:h>
      <text:list text:style-name="L2">
        <text:list-item>
          <text:p text:style-name="P5">Récupérez le chemin (par ex., <text:span text:style-name="Source_20_Text">/uploads/fichier.pdf</text:span>) depuis la base de données via une requête SQL. </text:p>
        </text:list-item>
        <text:list-item>
          <text:p text:style-name="P4">Servez directement le fichier depuis le chemin en configurant les permissions du dossier <text:span text:style-name="Source_20_Text">/uploads</text:span>. </text:p>
        </text:list-item>
      </text:list>
      <text:p text:style-name="Text_20_body">Exemple pour un fichier accessible publiquement :</text:p>
      <text:p text:style-name="P1"><text:span text:style-name="Source_20_Text">&lt;iframe src="/uploads/fichier.pdf" width="100%" height="600px"&gt;&lt;/iframe&gt;</text:span></text:p>
      <text:p text:style-name="Horizontal_20_Line"/>
      <text:h text:style-name="Heading_20_3" text:outline-level="3"><text:span text:style-name="Strong_20_Emphasis">Étape 4 : Sécurité</text:span></text:h>
      <text:list text:style-name="L3">
        <text:list-item>
          <text:p text:style-name="P7"><text:span text:style-name="Strong_20_Emphasis">Authentification</text:span> : Assurez-vous que seuls les utilisateurs autorisés peuvent accéder aux fichiers. </text:p>
        </text:list-item>
        <text:list-item>
          <text:p text:style-name="P7"><text:span text:style-name="Strong_20_Emphasis">Validation des fichiers</text:span> : Vérifiez toujours que l'utilisateur demande un fichier valide pour éviter les attaques (Injection SQL, etc.). </text:p>
        </text:list-item>
        <text:list-item>
          <text:p text:style-name="P6"><text:span text:style-name="Strong_20_Emphasis">Compression ou cache</text:span> : Utilisez des techniques de mise en cache si les fichiers PDF sont lourds. </text:p>
        </text:list-item>
      </text:list>
      <text:p text:style-name="Horizontal_20_Line"/>
      <text:p text:style-name="Text_20_body">Si vous me dites quelle technologie ou framework vous utilisez (PHP, Python/Django, Node.js, etc.), je peux vous fournir un exemple adapté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11:12:19.342028872</meta:creation-date>
    <dc:date>2024-12-14T11:12:54.401381370</dc:date>
    <meta:editing-duration>PT36S</meta:editing-duration>
    <meta:editing-cycles>1</meta:editing-cycles>
    <meta:document-statistic meta:table-count="0" meta:image-count="0" meta:object-count="0" meta:page-count="4" meta:paragraph-count="75" meta:word-count="664" meta:character-count="4776" meta:non-whitespace-character-count="4043"/>
    <meta:generator>LibreOffice/24.2.7.2$Linux_X86_64 LibreOffice_project/420$Build-2</meta:generator>
  </office:meta>
</office:document-meta>
</file>